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Verdana" svg:font-family="Verdana, Arial, sans-serif"/>
    <style:font-face style:name="ubuntu" svg:font-family="ubuntu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tillium Web" svg:font-family="'Titillium Web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cm" style:rel-column-width="25444*"/>
    </style:style>
    <style:style style:name="Tableau1.B" style:family="table-column">
      <style:table-column-properties style:column-width="10.4cm" style:rel-column-width="4009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6cm" style:rel-column-width="25444*"/>
    </style:style>
    <style:style style:name="Tableau2.B" style:family="table-column">
      <style:table-column-properties style:column-width="10.4cm" style:rel-column-width="4009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6.6cm" style:rel-column-width="25444*"/>
    </style:style>
    <style:style style:name="Tableau3.B" style:family="table-column">
      <style:table-column-properties style:column-width="10.4cm" style:rel-column-width="40091*"/>
    </style:style>
    <style:style style:name="Tableau3.1" style:family="table-row">
      <style:table-row-properties style:min-row-height="1.998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6cm" style:rel-column-width="25444*"/>
    </style:style>
    <style:style style:name="Tableau4.B" style:family="table-column">
      <style:table-column-properties style:column-width="10.4cm" style:rel-column-width="40091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6.6cm" style:rel-column-width="25444*"/>
    </style:style>
    <style:style style:name="Tableau5.B" style:family="table-column">
      <style:table-column-properties style:column-width="10.4cm" style:rel-column-width="40091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6.6cm" style:rel-column-width="25444*"/>
    </style:style>
    <style:style style:name="Tableau6.B" style:family="table-column">
      <style:table-column-properties style:column-width="10.4cm" style:rel-column-width="4009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6.6cm" style:rel-column-width="25444*"/>
    </style:style>
    <style:style style:name="Tableau7.B" style:family="table-column">
      <style:table-column-properties style:column-width="10.4cm" style:rel-column-width="40091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6.6cm" style:rel-column-width="25444*"/>
    </style:style>
    <style:style style:name="Tableau8.B" style:family="table-column">
      <style:table-column-properties style:column-width="10.4cm" style:rel-column-width="40091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803cm" style:type="center"/>
          <style:tab-stop style:position="16.286cm"/>
          <style:tab-stop style:position="17.59cm" style:type="right"/>
        </style:tab-stops>
      </style:paragraph-properties>
      <style:text-properties style:font-name="Titillium Web" fo:font-size="10pt" style:font-size-asian="10pt" style:font-size-complex="10pt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9" style:family="paragraph" style:parent-style-name="Standard">
      <style:text-properties style:font-name="Ubuntu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ext_20_body">
      <style:text-properties style:font-name="Ubuntu"/>
    </style:style>
    <style:style style:name="P12" style:family="paragraph" style:parent-style-name="Text_20_body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Ubuntu" fo:font-size="6pt" fo:font-weight="normal" style:font-size-asian="5.25pt" style:font-weight-asian="normal" style:font-size-complex="6pt" style:font-weight-complex="normal"/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Text_20_body">
      <style:text-properties fo:font-size="2pt" fo:font-style="normal" style:font-size-asian="1.75pt" style:font-style-asian="normal" style:font-size-complex="2pt" style:font-style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Titillium Web" fo:font-size="12p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2pt" fo:font-style="italic" style:font-size-asian="12pt" style:font-style-asian="italic" style:font-size-complex="12pt" style:font-style-complex="italic"/>
    </style:style>
    <style:style style:name="P23" style:family="paragraph" style:parent-style-name="Table_20_Contents">
      <style:paragraph-properties fo:text-align="justify" style:justify-single-word="false"/>
      <style:text-properties style:font-name="Ubuntu" fo:font-size="12pt" fo:font-style="normal" style:font-size-asian="12pt" style:font-style-asian="normal" style:font-size-complex="12pt" style:font-style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Ubuntu" fo:font-size="12pt" style:text-underline-style="none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Ubuntu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Ubuntu" fo:font-size="10pt" style:font-size-asian="8.75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Ubuntu" fo:font-size="9pt" style:font-size-asian="7.84999990463257pt" style:font-size-complex="9pt"/>
    </style:style>
    <style:style style:name="P28" style:family="paragraph" style:parent-style-name="Table_20_Contents">
      <style:paragraph-properties fo:text-align="justify" style:justify-single-word="false"/>
      <style:text-properties style:font-name="Ubuntu" fo:font-style="italic" style:font-style-asian="italic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style:font-name="Ubuntu" fo:font-size="4pt" style:text-underline-style="none" style:font-size-asian="3.5pt" style:font-size-complex="4pt"/>
    </style:style>
    <style:style style:name="P30" style:family="paragraph" style:parent-style-name="Heading_20_4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2" style:family="paragraph" style:parent-style-name="Heading_20_1">
      <style:paragraph-properties fo:text-align="start" style:justify-single-word="false"/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34" style:family="paragraph" style:parent-style-name="Heading_20_3">
      <style:text-properties style:font-name="Ubuntu"/>
    </style:style>
    <style:style style:name="P35" style:family="paragraph" style:parent-style-name="Table_20_Contents" style:list-style-name="L2">
      <style:paragraph-properties fo:text-align="justify" style:justify-single-word="false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text-properties fo:font-weight="bold" style:font-weight-asian="bold" style:font-weight-complex="bold"/>
    </style:style>
    <style:style style:name="P39" style:family="paragraph" style:parent-style-name="Text_20_body" style:list-style-name="L2">
      <style:text-properties fo:font-weight="bold" style:font-weight-asian="bold" style:font-weight-complex="bold"/>
    </style:style>
    <style:style style:name="P40" style:family="paragraph" style:parent-style-name="Text_20_body" style:list-style-name="L2"/>
    <style:style style:name="P4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ext_20_body" style:list-style-name="L2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Ubuntu" fo:font-size="12pt" style:font-size-asian="12pt" style:font-size-complex="12pt"/>
    </style:style>
    <style:style style:name="T6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Ubuntu" fo:font-size="12pt" fo:font-style="normal" style:font-size-asian="12pt" style:font-style-asian="normal" style:font-size-complex="12pt" style:font-style-complex="normal"/>
    </style:style>
    <style:style style:name="T8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Ubuntu" fo:font-size="10pt" style:font-size-asian="10pt" style:font-size-complex="10pt"/>
    </style:style>
    <style:style style:name="T10" style:family="text">
      <style:text-properties style:font-name="Ubuntu" fo:font-size="10.5pt" style:font-size-asian="10.5pt" style:font-size-complex="10.5pt"/>
    </style:style>
    <style:style style:name="T11" style:family="text">
      <style:text-properties style:font-name="Ubuntu"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7" style:family="text">
      <style:text-properties fo:font-size="8pt" fo:font-style="normal" style:font-size-asian="7pt" style:font-style-asian="normal" style:font-size-complex="8pt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language="fr" fo:country="FR"/>
    </style:style>
    <style:style style:name="T23" style:family="text">
      <style:text-properties fo:language="fr" fo:country="FR" fo:font-style="italic" style:font-style-asian="italic" style:font-style-complex="italic"/>
    </style:style>
    <style:style style:name="T24" style:family="text">
      <style:text-properties fo:font-variant="normal" fo:text-transform="none" fo:color="#000000" style:font-name="ubuntu" fo:letter-spacing="normal" fo:font-style="normal"/>
    </style:style>
    <style:style style:name="T25" style:family="text">
      <style:text-properties style:font-name="ubuntu"/>
    </style:style>
    <style:style style:name="T26" style:family="text">
      <style:text-properties fo:color="#000000"/>
    </style:style>
    <style:style style:name="T27" style:family="text">
      <style:text-properties fo:color="#000000" style:font-name="ubuntu"/>
    </style:style>
    <style:style style:name="T28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2" text:anchor-type="paragraph" svg:x="15.106cm" svg:y="-0.102cm" svg:width="2.808cm" svg:height="2.808cm" draw:z-index="0"><draw:image/></draw:frame>Projet 2</text:p>
      <text:p text:style-name="P4">Groupe 3</text:p>
      <text:p text:style-name="P4"/>
      <text:p text:style-name="P5">Problématiques</text:p>
      <text:p text:style-name="P6">(multiples, pour amener le visiteur à explorer différentes facettes de la thématique)</text:p>
      <text:p text:style-name="P6"><text:s text:c="4"/>• JOUR 1 : Le monde des données, face cachée du numérique ?</text:p>
      <text:p text:style-name="P6"><text:s text:c="4"/>• JOUR 2 : Le numérique aurait il créé un nouvel au-delà ? </text:p>
      <text:p text:style-name="P6"><text:s text:c="4"/>• JOUR 3 : Comment le surnaturel flirte avec le numérique?</text:p>
      <text:p text:style-name="P5"/>
      <text:h text:style-name="Heading_20_2" text:outline-level="2">JOUR 1 : Le monde des données, face cachée du numérique ?</text:h>
      <text:h text:style-name="Heading_20_3" text:outline-level="3">INTERVENANTS</text:h>
      <text:p text:style-name="P7">Artis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Paolo Cirio</text:p>
            <text:p text:style-name="P18"><text:a xlink:type="simple" xlink:href="https://paolocirio.net/" text:style-name="Internet_20_link" text:visited-style-name="Visited_20_Internet_20_Link"><text:span text:style-name="T10">https://paolocirio.net</text:span></text:a></text:p>
          </table:table-cell>
          <table:table-cell table:style-name="Tableau1.B1" office:value-type="string">
            <text:h text:style-name="P30" text:outline-level="4"><text:span text:style-name="T7">Senior Funder </text:span><text:span text:style-name="T5"><text:s/>– Paolo Cirio Ltd</text:span></text:h>
          </table:table-cell>
        </table:table-row>
        <table:table-row>
          <table:table-cell table:style-name="Tableau1.A2" office:value-type="string">
            <text:p text:style-name="P20">Hugo Arcier</text:p>
            <text:p text:style-name="P18"><text:a xlink:type="simple" xlink:href="http://hugoarcier.com/fr" text:style-name="Internet_20_link" text:visited-style-name="Visited_20_Internet_20_Link"><text:span text:style-name="T10">http://hugoarcier.com/fr</text:span></text:a></text:p>
          </table:table-cell>
          <table:table-cell table:style-name="Tableau1.B2" office:value-type="string">
            <text:p text:style-name="P20"><text:span text:style-name="Emphasis"><text:span text:style-name="T18">D</text:span></text:span><text:span text:style-name="Emphasis"><text:span text:style-name="T18">irecteur créatif </text:span></text:span><text:span text:style-name="Emphasis"><text:span text:style-name="T20">– </text:span></text:span><text:span text:style-name="Emphasis"><text:span text:style-name="T20">S</text:span></text:span><text:span text:style-name="Emphasis"><text:span text:style-name="T20">tudio n°130</text:span></text:span></text:p>
            <text:p text:style-name="P20"><text:span text:style-name="Emphasis"><text:span text:style-name="T18">Réalisateur de cinéma</text:span></text:span></text:p>
          </table:table-cell>
        </table:table-row>
      </table:table>
      <text:p text:style-name="P6"/>
      <text:p text:style-name="P7">Chercheurs / Expert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Caroline Renard</text:p>
            <text:p text:style-name="P20"><text:a xlink:type="simple" xlink:href="https://lesa.univ-amu.fr/?q=node/95" text:style-name="Internet_20_link" text:visited-style-name="Visited_20_Internet_20_Link"><text:span text:style-name="T15">https://lesa.univ-amu.fr/?q=node/95</text:span></text:a></text:p>
          </table:table-cell>
          <table:table-cell table:style-name="Tableau2.B1" office:value-type="string">
            <text:p text:style-name="P23">Responsable du secteur cinéma, codirectrice</text:p>
            <text:p text:style-name="P19"><text:span text:style-name="T6"><text:s/>– <text:s/></text:span><text:span text:style-name="T6">D</text:span><text:span text:style-name="T6">épartement Arts.</text:span></text:p>
          </table:table-cell>
        </table:table-row>
        <table:table-row>
          <table:table-cell table:style-name="Tableau2.A2" office:value-type="string">
            <text:p text:style-name="P20">Fabrice Mattatia</text:p>
            <text:p text:style-name="P19"><text:a xlink:type="simple" xlink:href="https://www.docaufutur.fr/2018/09/30/rencontre-avec-fabrice-mattatia-auteur-du-manuel-rgpd-et-droit-des-donnees-personnelles-interview-realisee-par-valentine-levacque-pour-docaufutur/" text:style-name="Internet_20_link" text:visited-style-name="Visited_20_Internet_20_Link"><text:span text:style-name="T9">Interview pour son livre " RGPD et droit des données personnelles"</text:span></text:a></text:p>
          </table:table-cell>
          <table:table-cell table:style-name="Tableau2.B2" office:value-type="string">
            <text:p text:style-name="P17"/>
            <text:p text:style-name="P16"><text:span text:style-name="T18">Délégué à la protection des données</text:span> – Ministère de l'Intérieur.</text:p>
          </table:table-cell>
        </table:table-row>
      </table:table>
      <text:p text:style-name="P6"/>
      <text:p text:style-name="P7">Auteurs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0">Gerard Haas</text:p>
            <text:p text:style-name="P20"><text:a xlink:type="simple" xlink:href="https://www.editions-eni.fr/gerard-haas" text:style-name="Internet_20_link" text:visited-style-name="Visited_20_Internet_20_Link"><text:span text:style-name="T14">https://www.editions-eni.fr/gerard-haas</text:span></text:a></text:p>
          </table:table-cell>
          <table:table-cell table:style-name="Tableau3.B1" office:value-type="string">
            <text:p text:style-name="P11">Avocat en Propriété Intellectuelle, Protection des données, Intelligence Artificielle, Big Data, RGPD, Cybercriminalité</text:p>
            <text:p text:style-name="P22"/>
          </table:table-cell>
        </table:table-row>
        <table:table-row table:style-name="Tableau3.1">
          <table:table-cell table:style-name="Tableau3.A2" office:value-type="string">
            <text:p text:style-name="P20">Valérie Carayol</text:p>
            <text:p text:style-name="P20"><text:a xlink:type="simple" xlink:href="https://www.msha.fr/ihdb/je2013/index.php/le-programme?layout=edit&amp;id=141" text:style-name="Internet_20_link" text:visited-style-name="Visited_20_Internet_20_Link"><text:span text:style-name="T14">https://www.msha.fr/ihdb/je2013/index.php/le-programme?layout=edit&amp;id=141</text:span></text:a></text:p>
          </table:table-cell>
          <table:table-cell table:style-name="Tableau3.B2" office:value-type="string">
            <text:h text:style-name="P32" text:outline-level="1">Directrice du laboratoire MICA </text:h>
          </table:table-cell>
        </table:table-row>
      </table:table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Journalistes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Aimee Dawson</text:p>
            <text:p text:style-name="P25"><text:a xlink:type="simple" xlink:href="https://www.theartnewspaper.com/news/surrealism-in-the-digital-age-beirut-exhibition-looks-at-new-wave-of-20th-century-art-movement" text:style-name="Internet_20_link" text:visited-style-name="Visited_20_Internet_20_Link">https://www.theartnewspaper.com/news/surrealism-in-the-digital-age-beirut-exhibition-looks-at-new-wave-of-20th-century-art-movement</text:a></text:p>
          </table:table-cell>
          <table:table-cell table:style-name="Tableau4.B1" office:value-type="string">
            <text:p text:style-name="P23"/>
            <text:p text:style-name="P28"><text:span text:style-name="T17"><text:s/></text:span><text:span text:style-name="T2"><text:line-break/>Rédactrice / </text:span><text:span text:style-name="T2">É</text:span><text:span text:style-name="T2">ditrice</text:span><text:span text:style-name="T1"> – <text:s/></text:span>The Art Newspaper </text:p>
          </table:table-cell>
        </table:table-row>
        <table:table-row>
          <table:table-cell table:style-name="Tableau4.A2" office:value-type="string">
            <text:p text:style-name="P20">Guillaume Heuguet </text:p>
            <text:p text:style-name="P20"><text:a xlink:type="simple" xlink:href="https://surlejournalisme.com/rev/index.php/slj/article/view/133" text:style-name="Internet_20_link" text:visited-style-name="Visited_20_Internet_20_Link"><text:span text:style-name="T15">https://surlejournalisme.com/rev/index.php/slj/article/view/133</text:span></text:a></text:p>
          </table:table-cell>
          <table:table-cell table:style-name="Tableau4.B2" office:value-type="string">
            <text:p text:style-name="P26"/>
            <text:p text:style-name="P20">Doctorant – <text:span text:style-name="T20">GRIPIC</text:span></text:p>
          </table:table-cell>
        </table:table-row>
      </table:table>
      <text:h text:style-name="Heading_20_3" text:outline-level="3">ÉVÈNEMENTS Jour 1</text:h>
      <text:p text:style-name="Text_20_body"/>
      <text:list xml:id="list5189614511095882647" text:style-name="L1">
        <text:list-item>
          <text:p text:style-name="P37"><text:span text:style-name="T12">Conférence </text:span><text:span text:style-name="T21">«Que ce passe t-il avec nos données personnelle</text:span><text:span text:style-name="T21">s </text:span><text:span text:style-name="T21">?» </text:span><text:span text:style-name="T12">: </text:span><text:span text:style-name="T12">9h 30 – 11h 00 <text:s/>– </text:span><text:span text:style-name="T13">Gerard Haas</text:span><text:span text:style-name="T5"> </text:span><text:span text:style-name="T5">(Auteur)</text:span><text:span text:style-name="T5"> </text:span></text:p>
        </text:list-item>
        <text:list-item>
          <text:p text:style-name="P37"><text:span text:style-name="T4">T</text:span><text:span text:style-name="T4">able ronde </text:span><text:span text:style-name="T4">#1 </text:span><text:span text:style-name="T4">:</text:span><text:span text:style-name="T5"> <text:s/></text:span><text:span text:style-name="T4">11h00 – 12h30 <text:s text:c="9"/><text:tab/></text:span><text:span text:style-name="T5"><text:line-break/></text:span><text:span text:style-name="T5">Gerard Haas</text:span><text:span text:style-name="T5"> (</text:span><text:span text:style-name="T5">A</text:span><text:span text:style-name="T5">uteur)</text:span><text:span text:style-name="T5"> // Guillaume Heuguet </text:span><text:span text:style-name="T5">(</text:span><text:span text:style-name="T5">J</text:span><text:span text:style-name="T5">ournaliste)</text:span><text:span text:style-name="T5"> // </text:span><text:span text:style-name="T5">Fabrice Mattatia </text:span><text:span text:style-name="T5">(</text:span><text:span text:style-name="T5">C</text:span><text:span text:style-name="T5">hercheur)</text:span><text:span text:style-name="T5"> // </text:span><text:span text:style-name="T5">Caroline Renard </text:span><text:span text:style-name="T5">(Expert).</text:span><text:span text:style-name="T5"> </text:span></text:p>
        </text:list-item>
        <text:list-item>
          <text:p text:style-name="P37"><text:span text:style-name="T4">Visite Numériques </text:span><text:span text:style-name="T4">(VR)</text:span><text:span text:style-name="T4"> d’une exposition </text:span><text:span text:style-name="T4">mélangeant peinture et digital</text:span><text:span text:style-name="T4"> «</text:span><text:span text:style-name="Emphasis"><text:span text:style-name="T12">Obscurity» </text:span></text:span><text:span text:style-name="T4">: </text:span><text:span text:style-name="T4">11h00 – 17h00 <text:s text:c="6"/><text:tab/></text:span><text:span text:style-name="T5"> <text:s/><text:line-break/></text:span><text:span text:style-name="T5">Paolo Cirio </text:span><text:span text:style-name="T5">(Artiste)</text:span></text:p>
        </text:list-item>
        <text:list-item>
          <text:p text:style-name="P38"><text:span text:style-name="T5">Présentation </text:span><text:span text:style-name="T5">interactive </text:span><text:span text:style-name="T6">«</text:span><text:span text:style-name="T6">FPS»</text:span><text:span text:style-name="T5"> </text:span><text:span text:style-name="T5">/ Table ronde </text:span><text:span text:style-name="T5">#2</text:span><text:span text:style-name="T5"> </text:span><text:span text:style-name="T6">«Le surréalisme de l’air Numérique» </text:span><text:span text:style-name="T5">: </text:span><text:span text:style-name="T5">14h00 – 16h30<text:tab/><text:line-break/></text:span><text:span text:style-name="T8">Hugo Arcier (</text:span><text:span text:style-name="T8">A</text:span><text:span text:style-name="T8">rtiste) //</text:span><text:span text:style-name="T5"> </text:span><text:span text:style-name="T8">Aimee Dawson (</text:span><text:span text:style-name="T8">J</text:span><text:span text:style-name="T8">ournaliste) //</text:span><text:span text:style-name="T8"> </text:span><text:span text:style-name="T8">Valérie Carayol </text:span><text:span text:style-name="T8">(</text:span><text:span text:style-name="T8">A</text:span><text:span text:style-name="T8">utrice)</text:span></text:p>
        </text:list-item>
      </text:list>
      <text:h text:style-name="Heading_20_2" text:outline-level="2"/>
      <text:h text:style-name="Heading_20_2" text:outline-level="2">JOUR 2 : Le numérique aurait il créé un nouvel au-delà ? </text:h>
      <text:h text:style-name="P34" text:outline-level="3">INTERVENANTS</text:h>
      <text:p text:style-name="P7">Artistes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Tobias Zimmer</text:p>
            <text:p text:style-name="P20"><text:a xlink:type="simple" xlink:href="http://www.tobiaszimmer.net/" text:style-name="Internet_20_link" text:visited-style-name="Visited_20_Internet_20_Link"><text:span text:style-name="T15">http://www.tobiaszimmer.net</text:span></text:a></text:p>
          </table:table-cell>
          <table:table-cell table:style-name="Tableau9.B1" office:value-type="string">
            <text:p text:style-name="P10"><text:span text:style-name="T5">Assistant étudiant / Tuteur, codage créatif – </text:span><text:span text:style-name="T6">Bauhaus-Université Weim</text:span><text:bookmark text:name="tw-target-text"/><text:span text:style-name="T6">ar</text:span></text:p>
            <text:p text:style-name="P20"/>
          </table:table-cell>
        </table:table-row>
        <text:soft-page-break/>
        <table:table-row>
          <table:table-cell table:style-name="Tableau9.A2" office:value-type="string">
            <text:p text:style-name="P13"><text:span text:style-name="T13">Robin Meie</text:span><text:span text:style-name="T13">r<text:line-break/></text:span><text:a xlink:type="simple" xlink:href="http://robinmeier.net/?p=2049" text:style-name="Internet_20_link" text:visited-style-name="Visited_20_Internet_20_Link"><text:span text:style-name="T16">http://robinmeier.net/?p=2049</text:span></text:a></text:p>
          </table:table-cell>
          <table:table-cell table:style-name="Tableau9.B2" office:value-type="string">
            <text:p text:style-name="P20">Artiste/Compositeur</text:p>
            <text:p text:style-name="P31"><text:span text:style-name="T22">Collaborateur – </text:span><text:span text:style-name="T23">Ircam</text:span><text:span text:style-name="T22"> </text:span></text:p>
            <text:p text:style-name="P31"><text:span text:style-name="T22">Membre de l'</text:span><text:span text:style-name="T23">Istituto Svizzero di Roma</text:span><text:span text:style-name="T22"> </text:span></text:p>
            <text:p text:style-name="P20"/>
          </table:table-cell>
        </table:table-row>
      </table:table>
      <text:p text:style-name="P6"/>
      <text:p text:style-name="P7">Chercheurs/Experts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0">Philippe Ezequel</text:p>
            <text:p text:style-name="P20"><text:a xlink:type="simple" xlink:href="https://www.univ-st-etienne.fr/fr/cierec/titulaires/enseignants-chercheurs/annuaire-cv/ezequel-philippe.html" text:style-name="Internet_20_link" text:visited-style-name="Visited_20_Internet_20_Link"><text:span text:style-name="T15">https://www.univ-st-etienne.fr/fr/cierec/titulaires/enseignants-chercheurs/annuaire-cv/ezequel-philippe.html</text:span></text:a></text:p>
          </table:table-cell>
          <table:table-cell table:style-name="Tableau10.B1" office:value-type="string">
            <text:p text:style-name="P8">Maître de conférence, département Informatique – <text:span text:style-name="T20">Nationale Supérieure des Beaux-Arts de Lyon</text:span> / <text:span text:style-name="T20">Faculté des Sciences de Saint-Etienne </text:span></text:p>
          </table:table-cell>
        </table:table-row>
      </table:table>
      <text:p text:style-name="P7"/>
      <text:p text:style-name="P7">Auteur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0">Julien Hirth</text:p>
            <text:p text:style-name="P20"><text:a xlink:type="simple" xlink:href="https://books.google.fr/books/about/Le_data_marketing.html?id=-98fDgAAQBAJ&amp;redir_esc=y" text:style-name="Internet_20_link" text:visited-style-name="Visited_20_Internet_20_Link"><text:span text:style-name="T14">https://books.google.fr/books/about/Le_data_marketing.html?id=-98fDgAAQBAJ&amp;redir_esc=y</text:span></text:a></text:p>
          </table:table-cell>
          <table:table-cell table:style-name="Tableau13.B1" office:value-type="string">
            <text:p text:style-name="P22"/>
            <text:p text:style-name="P22"><text:span text:style-name="T18">Co-Fo</text:span><text:span text:style-name="T18">ndateur</text:span><text:span text:style-name="T18"> <text:s/></text:span>– SCIBIDS Technology </text:p>
          </table:table-cell>
        </table:table-row>
      </table:table>
      <text:p text:style-name="P7"/>
      <text:p text:style-name="P7">Journalistes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0">Anny Shaw</text:p>
            <text:p text:style-name="P20"><text:a xlink:type="simple" xlink:href="https://www.theartnewspaper.com/analysis/rise-in-works-made-by-artificial-intelligence-raises-real-questions" text:style-name="Internet_20_link" text:visited-style-name="Visited_20_Internet_20_Link"><text:span text:style-name="T15">https://www.theartnewspaper.com/analysis/rise-in-works-made-by-artificial-intelligence-raises-real-questions</text:span></text:a></text:p>
          </table:table-cell>
          <table:table-cell table:style-name="Tableau11.B1" office:value-type="string">
            <text:p text:style-name="P8"/>
            <text:p text:style-name="P10"><text:span text:style-name="T5">Écrivaine et correspondante Londonienne – </text:span><text:span text:style-name="T6">Art Newspaper</text:span><text:bookmark text:name="tw-target-text2"/></text:p>
            <text:p text:style-name="P20"/>
          </table:table-cell>
        </table:table-row>
        <table:table-row>
          <table:table-cell table:style-name="Tableau11.A2" office:value-type="string">
            <text:p text:style-name="P20">Philippe Dagen</text:p>
            <text:p text:style-name="P20"><text:a xlink:type="simple" xlink:href="https://www.franceculture.fr/personne-philippe-dagen.html" text:style-name="Internet_20_link" text:visited-style-name="Visited_20_Internet_20_Link"><text:span text:style-name="T15">https://www.franceculture.fr/personne-philippe-dagen.html</text:span></text:a></text:p>
          </table:table-cell>
          <table:table-cell table:style-name="Tableau11.B2" office:value-type="string">
            <text:p text:style-name="P26"/>
            <text:p text:style-name="P20">Historien de l’art et critique.</text:p>
          </table:table-cell>
        </table:table-row>
      </table:table>
      <text:h text:style-name="Heading_20_3" text:outline-level="3"><text:line-break/>ÉVÉNEMENTS Jour 2</text:h>
      <text:p text:style-name="Text_20_body"/>
      <text:list xml:id="list8923497832608881030" text:style-name="L2">
        <text:list-item>
          <text:p text:style-name="P40"><text:span text:style-name="T12">Exposition</text:span><text:span text:style-name="T12"> </text:span><text:span text:style-name="T21">«</text:span><text:span text:style-name="T21">Database : <text:s/>Imprimer des informations enregistrées à l’aide d’un logiciel de reconnaissance faciale</text:span><text:span text:style-name="T21">» </text:span><text:span text:style-name="T12">: </text:span><text:span text:style-name="T12">9h </text:span><text:span text:style-name="T12">00</text:span><text:span text:style-name="T12"> – 11h </text:span><text:span text:style-name="T12">30</text:span><text:span text:style-name="T12"> – </text:span><text:span text:style-name="T8">Tobias Zimmer</text:span><text:span text:style-name="T5"> </text:span><text:span text:style-name="T5">(A</text:span><text:span text:style-name="T5">rtiste</text:span><text:span text:style-name="T5">)</text:span><text:span text:style-name="T5"> </text:span></text:p>
        </text:list-item>
        <text:list-item>
          <text:p text:style-name="P40"><text:span text:style-name="T4">T</text:span><text:span text:style-name="T4">able ronde </text:span><text:span text:style-name="T4">#1 </text:span><text:span text:style-name="T4">:</text:span><text:span text:style-name="T5"> <text:s/></text:span><text:span text:style-name="T4">11h00 – 1</text:span><text:span text:style-name="T4">3</text:span><text:span text:style-name="T4">h</text:span><text:span text:style-name="T4">00</text:span><text:span text:style-name="T4"> <text:s text:c="9"/><text:tab/></text:span><text:span text:style-name="T5"><text:line-break/></text:span><text:span text:style-name="T5">Julien Hirth</text:span><text:span text:style-name="T5"> (</text:span><text:span text:style-name="T5">A</text:span><text:span text:style-name="T5">uteur)</text:span><text:span text:style-name="T5"> // </text:span><text:span text:style-name="T5">Philippe Ezequel (Chercheur)</text:span><text:span text:style-name="T5"> </text:span></text:p>
        </text:list-item>
        <text:list-item>
          <text:p text:style-name="P40"><text:span text:style-name="T4">Street Ghosts : <text:s/>Impressions grandeur nature </text:span><text:span text:style-name="T4"><text:s/></text:span><text:span text:style-name="T4">de silhouettes floues vues sur Google Street View : 13h30 - 15h30</text:span><text:span text:style-name="T4"> <text:s text:c="2"/><text:tab/></text:span><text:span text:style-name="T5"> <text:s/><text:line-break/></text:span><text:span text:style-name="T5">Robin Meier </text:span><text:span text:style-name="T5">(Artiste)</text:span></text:p>
        </text:list-item>
        <text:list-item>
          <text:p text:style-name="P39"><text:span text:style-name="T5">Table ronde #2 </text:span><text:span text:style-name="T6">«Le surréalisme de l’air Numérique» </text:span><text:span text:style-name="T5">: <text:s/>– 15h45-17h30<text:tab/><text:line-break/>Philippe Dagen </text:span><text:span text:style-name="T8">(Journaliste) //</text:span><text:span text:style-name="T5"> </text:span><text:span text:style-name="T8">Anny Shaw (Journaliste) </text:span></text:p>
        </text:list-item>
      </text:list>
      <text:h text:style-name="Heading_20_2" text:outline-level="2"><text:soft-page-break/>JOUR 3 : Comment le surnaturel flirte avec le numérique</text:h>
      <text:p text:style-name="P7">Artistes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Kyle McDonald </text:p>
            <text:p text:style-name="P18"><text:a xlink:type="simple" xlink:href="http://www.kylemcdonald.net/" text:style-name="Internet_20_link" text:visited-style-name="Visited_20_Internet_20_Link"><text:span text:style-name="T3">http://www.kylemcdonald.net</text:span></text:a></text:p>
          </table:table-cell>
          <table:table-cell table:style-name="Tableau5.B1" office:value-type="string">
            <text:p text:style-name="P20">Responsable de la communauté – <text:span text:style-name="T20">openFrameworks</text:span></text:p>
            <text:p text:style-name="P20"><text:span text:style-name="T19">Artiste en résidence à STUDIO </text:span><text:span text:style-name="T20">– Creative Enquiry</text:span></text:p>
          </table:table-cell>
        </table:table-row>
        <table:table-row>
          <table:table-cell table:style-name="Tableau5.A2" office:value-type="string">
            <text:p text:style-name="P20">Catherine Ikam </text:p>
            <text:p text:style-name="P20"><text:a xlink:type="simple" xlink:href="https://www.ubikam.org/" text:style-name="Internet_20_link" text:visited-style-name="Visited_20_Internet_20_Link"><text:span text:style-name="T15">https://www.ubikam.org/</text:span></text:a></text:p>
          </table:table-cell>
          <table:table-cell table:style-name="Tableau5.B2" office:value-type="string">
            <text:p text:style-name="P29"/>
            <text:p text:style-name="P24">Artistes plasticienne</text:p>
          </table:table-cell>
        </table:table-row>
        <table:table-row>
          <table:table-cell table:style-name="Tableau5.A2" office:value-type="string">
            <text:p text:style-name="P20">Daniel Rozin</text:p>
            <text:p text:style-name="P12"><text:a xlink:type="simple" xlink:href="https://bitforms.art/archives/rozin/darwinian-mirror" text:style-name="Internet_20_link" text:visited-style-name="Visited_20_Internet_20_Link"><text:span text:style-name="T16">https://bitforms.art/archives/rozin/darwnian-mirror</text:span></text:a></text:p>
          </table:table-cell>
          <table:table-cell table:style-name="Tableau5.B2" office:value-type="string">
            <text:p text:style-name="P15"/>
            <text:p text:style-name="P14">Professeur d’art associé – ITP NY</text:p>
          </table:table-cell>
        </table:table-row>
      </table:table>
      <text:p text:style-name="P2"/>
      <text:p text:style-name="P2"/>
      <text:p text:style-name="P9">Chercheurs/Experts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Fern Ish </text:p>
            <text:p text:style-name="P20"><text:a xlink:type="simple" xlink:href="https://courtauld.ac.uk/people/fern-insh" text:style-name="Internet_20_link" text:visited-style-name="Visited_20_Internet_20_Link"><text:span text:style-name="T15">https://courtauld.ac.uk/people/fern-insh</text:span></text:a></text:p>
          </table:table-cell>
          <table:table-cell table:style-name="Tableau6.B1" office:value-type="string">
            <text:p text:style-name="P27"/>
            <text:p text:style-name="P20">Gestionnaire de programme du Forum de recherche</text:p>
          </table:table-cell>
        </table:table-row>
        <table:table-row>
          <table:table-cell table:style-name="Tableau6.A2" office:value-type="string">
            <text:p text:style-name="P20">David-Olivier Lartigaud </text:p>
            <text:p text:style-name="P20"><text:a xlink:type="simple" xlink:href="https://www.miragefestival.com/2018/programme/david-olivier-lartigaud/" text:style-name="Internet_20_link" text:visited-style-name="Visited_20_Internet_20_Link"><text:span text:style-name="T15">https://www.miragefestival.com/2018/programme/david-olivier-lartigaud/</text:span></text:a></text:p>
          </table:table-cell>
          <table:table-cell table:style-name="Tableau6.B2" office:value-type="string">
            <text:p text:style-name="P27"/>
            <text:p text:style-name="P20">Responsable de l’Unité de Recherche numérique <text:s/>– <text:span text:style-name="T20">École Nationale Supérieure des Beaux-Arts de Lyon</text:span></text:p>
          </table:table-cell>
        </table:table-row>
      </table:table>
      <text:p text:style-name="P2"/>
      <text:p text:style-name="P2"/>
      <text:p text:style-name="P9">Auteurs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Patrick Moya </text:p>
            <text:p text:style-name="P20"><text:a xlink:type="simple" xlink:href="https://www.artcotedazur.fr/archives,302/en-ville,3/nice,49/patrick-moya-l-art-dans-le-nuage,5010" text:style-name="Internet_20_link" text:visited-style-name="Visited_20_Internet_20_Link"><text:span text:style-name="T14">https://www.artcotedazur.fr/archives,302/en-ville,3/nice,49/patrick-moya-l-art-dans-le-nuage,5010</text:span></text:a></text:p>
          </table:table-cell>
          <table:table-cell table:style-name="Tableau7.B1" office:value-type="string">
            <text:p text:style-name="P20"/>
            <text:p text:style-name="P20">Artistes plasticien / Auteur</text:p>
          </table:table-cell>
        </table:table-row>
        <table:table-row>
          <table:table-cell table:style-name="Tableau7.A2" office:value-type="string">
            <text:p text:style-name="P20">Anne Besson </text:p>
            <text:p text:style-name="P20"><text:a xlink:type="simple" xlink:href="http://textesetcultures.univ-artois.fr/annuaire-des-membres/professeurs-et-mcf-habilites/anne-besson" text:style-name="Internet_20_link" text:visited-style-name="Visited_20_Internet_20_Link"><text:span text:style-name="T14">http://textesetcultures.univ-artois.fr/annuaire-des-membres/professeurs-et-mcf-habilites/anne-besson</text:span></text:a></text:p>
          </table:table-cell>
          <table:table-cell table:style-name="Tableau7.B2" office:value-type="string">
            <text:p text:style-name="P21"/>
            <text:p text:style-name="P19"><text:span text:style-name="T8">Professeur en Littérature Générale et Comparée – </text:span><text:span text:style-name="T11">UFR de Lettres et Arts</text:span></text:p>
            <text:p text:style-name="P21"/>
          </table:table-cell>
        </table:table-row>
      </table:table>
      <text:p text:style-name="P2"/>
      <text:p text:style-name="P2"/>
      <text:p text:style-name="P9">Journalistes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Marc Menant</text:p>
            <text:p text:style-name="P20"><text:a xlink:type="simple" xlink:href="https://www.babelio.com/auteur/Marc-Menant/28338" text:style-name="Internet_20_link" text:visited-style-name="Visited_20_Internet_20_Link">https://www.babelio.com/auteur/Marc-Menant/28338</text:a></text:p>
          </table:table-cell>
          <table:table-cell table:style-name="Tableau8.B1" office:value-type="string">
            <text:p text:style-name="P20"/>
            <text:p text:style-name="P20">Journaliste <text:span text:style-name="T20">TV &amp; Radio</text:span> / Écrivain. 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8">ÉVÉNEMENTS Jour 3 :</text:span> </text:p>
      <text:p text:style-name="P7"/>
      <text:list xml:id="list36234902" text:continue-numbering="true" text:style-name="L2">
        <text:list-item>
          <text:p text:style-name="P42"><text:span text:style-name="T26">Présentation Sur «</text:span><text:span text:style-name="T27"> L'a</text:span><text:span text:style-name="T24">venir de l’art et de sa relation avec le monde réel et virtuel » </text:span><text:span text:style-name="T25">: </text:span>9h00 – 11h00</text:p>
        </text:list-item>
      </text:list>
      <text:p text:style-name="P41"><text:tab/><text:span text:style-name="T8">Patrick Moya (Auteur)</text:span></text:p>
      <text:list xml:id="list36228802" text:continue-numbering="true" text:style-name="L2">
        <text:list-item>
          <text:p text:style-name="P39">Table ronde #1 : 11h00 – 12h00</text:p>
          <text:p text:style-name="P42"><text:span text:style-name="T8">Patrick Moya (Auteur) // Marc Menant (Journaliste) // Kyle McDonald (artiste) // Daniel Rozin (artiste)</text:span></text:p>
        </text:list-item>
        <text:list-item>
          <text:p text:style-name="P42">Visage numériques (personnage virtuel doté d’intelligence artificielle) : 13h30 - 14h30</text:p>
          <text:p text:style-name="P35">Catherine Ikam (artiste) // Marc Menant (Journaliste)</text:p>
          <text:p text:style-name="P40"/>
        </text:list-item>
        <text:list-item>
          <text:p text:style-name="P42">Table Ronde #2 « Comment le surnaturel flirte avec le numérique » : 14h40 – 17h00 </text:p>
          <text:p text:style-name="P35">Marc Menant (Journaliste) // Anne Besson (auteurs) // David-Olivier Lartigaud (Chercheurs) // Fern Ish (Chercheurs)</text:p>
        </text:list-item>
      </text:list>
      <text:p text:style-name="P12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Verdana" svg:font-family="Verdana, Arial, sans-serif"/>
    <style:font-face style:name="ubuntu" svg:font-family="ubuntu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tillium Web" svg:font-family="'Titillium Web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text-align="justify" style:justify-single-word="false"/>
      <style:text-properties style:font-name="Ubuntu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fo:text-align="justify" style:justify-single-word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fo:text-align="justify" style:justify-single-word="false"/>
      <style:text-properties style:font-name="Ubuntu" fo:font-size="15pt" fo:font-weight="bold" style:font-size-asian="15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loext:contextual-spacing="false" fo:margin-top="0.212cm" fo:margin-bottom="0.212cm"/>
      <style:text-properties style:font-name="Liberation Serif" fo:font-size="12pt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loext:contextual-spacing="false" fo:margin-top="0.212cm" fo:margin-bottom="0.106cm"/>
      <style:text-properties style:font-name="Liberation Serif" fo:font-size="10pt" fo:font-weight="bold" style:font-name-asian="Noto Sans CJK SC Regular" style:font-size-asian="10pt" style:font-weight-asian="bold" style:font-name-complex="Lohit Devanagari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Lohit Devanagar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803cm" style:type="center"/>
          <style:tab-stop style:position="16.286cm"/>
          <style:tab-stop style:position="17.59cm" style:type="right"/>
        </style:tab-stops>
      </style:paragraph-properties>
      <style:text-properties style:font-name="Titillium Web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yriam Achache <text:s text:c="2"/>// <text:s text:c="2"/>Marvin Banon <text:s/>// <text:s text:c="2"/>Sarah Delgado <text:s/>// <text:s/>Mattéo Le Berre <text:s text:c="2"/>// <text:s text:c="2"/>Faouzi M’madi<text:tab/><text:tab/><text:tab/><text:page-number text:select-page="current">4</text:page-number>/5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7T19:28:37.519000000</meta:creation-date>
    <meta:editing-duration>PT2H43M12S</meta:editing-duration>
    <meta:editing-cycles>22</meta:editing-cycles>
    <meta:generator>OpenOffice/4.1.1$Win32 OpenOffice.org_project/411m6$Build-9775</meta:generator>
    <dc:date>2018-11-24T16:02:51.76</dc:date>
    <meta:document-statistic meta:table-count="12" meta:image-count="1" meta:object-count="0" meta:page-count="5" meta:paragraph-count="114" meta:word-count="656" meta:character-count="5364"/>
  </office:meta>
</office:document-meta>
</file>